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d29a" officeooo:paragraph-rsid="0018d29a"/>
    </style:style>
    <style:style style:name="P2" style:family="paragraph" style:parent-style-name="Standard">
      <style:paragraph-properties style:line-height-at-least="0.1583in"/>
      <style:text-properties fo:color="#d4d4d4" style:font-name="Consolas" fo:font-size="8.39999961853027pt" fo:font-weight="normal" fo:background-color="#1e1e1e"/>
    </style:style>
    <style:style style:name="P3" style:family="paragraph" style:parent-style-name="Standard">
      <style:text-properties officeooo:paragraph-rsid="0018d29a"/>
    </style:style>
    <style:style style:name="T1" style:family="text">
      <style:text-properties officeooo:rsid="0018d29a"/>
    </style:style>
    <style:style style:name="T2" style:family="text">
      <style:text-properties fo:color="#808080"/>
    </style:style>
    <style:style style:name="T3" style:family="text">
      <style:text-properties fo:color="#808080" style:font-name="Consolas" fo:font-size="8.39999961853027pt" fo:font-weight="normal" fo:background-color="#1e1e1e" loext:char-shading-value="0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8.39999961853027pt" fo:font-weight="normal" fo:background-color="#1e1e1e" loext:char-shading-value="0"/>
    </style:style>
    <style:style style:name="T6" style:family="text">
      <style:text-properties fo:color="#d4d4d4" style:font-name="Consolas" fo:font-size="8.39999961853027pt" fo:font-weight="normal" fo:background-color="#1e1e1e" loext:char-shading-value="0"/>
    </style:style>
    <style:style style:name="T7" style:family="text">
      <style:text-properties fo:color="#9cdcfe"/>
    </style:style>
    <style:style style:name="T8" style:family="text">
      <style:text-properties fo:color="#9cdcfe" style:font-name="Consolas" fo:font-size="8.39999961853027pt" fo:font-weight="normal" fo:background-color="#1e1e1e" loext:char-shading-value="0"/>
    </style:style>
    <style:style style:name="T9" style:family="text">
      <style:text-properties fo:color="#ce9178"/>
    </style:style>
    <style:style style:name="T10" style:family="text">
      <style:text-properties fo:color="#ce9178" style:font-name="Consolas" fo:font-size="8.39999961853027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Hangman: </text:span><text:a xlink:type="simple" xlink:href="https://lh3.ggpht.com/RHKkf_YzgC24WVjefBEHCVwZ1alzcA15oQgfsFd0tcgQo3_fgxFmLbyIGECcrZBD4KsJ" text:style-name="Internet_20_link" text:visited-style-name="Visited_20_Internet_20_Link"><text:span text:style-name="T1">https://lh3.ggpht.com/RHKkf_YzgC24WVjefBEHCVwZ1alzcA15oQgfsFd0tcgQo3_fgxFmLbyIGECcrZBD4KsJ</text:span></text:a></text:p>
      <text:p text:style-name="P3"/>
      <text:p text:style-name="P3"/>
      <text:p text:style-name="P1">rpg game:</text:p>
      <text:p text:style-name="P1"><text:a xlink:type="simple" xlink:href="https://pmcdeadline2.files.wordpress.com/2017/08/helen-sloan-hbo-photo-4.jpg?w=446&amp;h=299&amp;crop=1" text:style-name="Internet_20_link" text:visited-style-name="Visited_20_Internet_20_Link">https://pmcdeadline2.files.wordpress.com/2017/08/helen-sloan-hbo-photo-4.jpg?w=446&amp;h=299&amp;crop=1</text:a></text:p>
      <text:p text:style-name="P1"/>
      <text:p text:style-name="P1">trivia game </text:p>
      <text:p text:style-name="P1"><text:a xlink:type="simple" xlink:href="https://lumiere-a.akamaihd.net/v1/images/quizthumbnail_lol_starwarsweapon_4a719532.jpeg?region=0,0,450,338&amp;width=320" text:style-name="Internet_20_link" text:visited-style-name="Visited_20_Internet_20_Link">https://lumiere-a.akamaihd.net/v1/images/quizthumbnail_lol_starwarsweapon_4a719532.jpeg?region=0,0,450,338&amp;width=320</text:a></text:p>
      <text:p text:style-name="P1"/>
      <text:p text:style-name="P1">rutgers </text:p>
      <text:p text:style-name="P1"><text:a xlink:type="simple" xlink:href="http://monicaszabo.github.io/Portfolio/assignment2/assets/img/portfolio/port01.jpg" text:style-name="Internet_20_link" text:visited-style-name="Visited_20_Internet_20_Link">http://monicaszabo.github.io/Portfolio/assignment2/assets/img/portfolio/port01.jpg</text:a></text:p>
      <text:p text:style-name="P1"/>
      <text:p text:style-name="P1">rock paper scissor </text:p>
      <text:p text:style-name="P1"><text:a xlink:type="simple" xlink:href="https://www.esquireme.com/sites/default/files/styles/full_img/public/images/2017/05/29/rock_paper_scissors__2x.png?itok=jFv2T0kr" text:style-name="Internet_20_link" text:visited-style-name="Visited_20_Internet_20_Link">https://www.esquireme.com/sites/default/files/styles/full_img/public/images/2017/05/29/rock_paper_scissors__2x.png?itok=jFv2T0kr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6S</meta:editing-duration>
    <meta:editing-cycles>3</meta:editing-cycles>
    <meta:generator>LibreOffice/5.4.4.2$Windows_X86_64 LibreOffice_project/2524958677847fb3bb44820e40380acbe820f960</meta:generator>
    <dc:date>2018-05-10T13:41:54.565000000</dc:date>
    <meta:document-statistic meta:table-count="0" meta:image-count="0" meta:object-count="0" meta:page-count="1" meta:paragraph-count="9" meta:word-count="14" meta:character-count="568" meta:non-whitespace-character-count="560"/>
    <meta:user-defined meta:name="Info 1"/>
    <meta:user-defined meta:name="Info 2"/>
    <meta:user-defined meta:name="Info 3"/>
    <meta:user-defined meta:name="Info 4"/>
  </office:meta>
</office:document-meta>
</file>